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T1" style:family="text">
      <style:text-properties fo:font-size="15.75pt"/>
    </style:style>
    <style:style style:name="T2" style:family="text">
      <style:text-properties fo:font-size="15.75pt" fo:font-weight="bold"/>
    </style:style>
    <style:style style:name="T3" style:family="text">
      <style:text-properties fo:font-size="15.75pt" fo:font-style="italic"/>
    </style:style>
    <style:style style:name="T4" style:family="text">
      <style:text-properties fo:color="#404040" style:font-name="Menlo" fo:font-size="15.75pt"/>
    </style:style>
    <style:style style:name="T5" style:family="text">
      <style:text-properties style:font-name="Menlo"/>
    </style:style>
    <style:style style:name="T6" style:family="text">
      <style:text-properties style:font-name="Menlo" fo:font-size="15.75pt"/>
    </style:style>
    <style:style style:name="T7" style:family="text">
      <style:text-properties fo:color="#31708f" fo:font-size="15.75pt" fo:background-color="#d9edf7"/>
    </style:style>
    <style:style style:name="T8" style:family="text">
      <style:text-properties fo:color="#31708f" style:font-name="Menlo"/>
    </style:style>
    <style:style style:name="T9" style:family="text">
      <style:text-properties fo:color="#a94442" fo:font-size="15.75pt"/>
    </style:style>
    <style:style style:name="T10" style:family="text">
      <style:text-properties fo:color="#a94442" fo:font-size="15.75pt" style:text-underline-style="solid" style:text-underline-width="auto" style:text-underline-color="font-color" fo:background-color="#d9edf7"/>
    </style:style>
    <style:style style:name="T11" style:family="text">
      <style:text-properties fo:color="#a94442" fo:font-size="15.75pt" fo:background-color="#f2dede"/>
    </style:style>
    <style:style style:name="T12" style:family="text">
      <style:text-properties fo:color="#a94442" style:font-name="Menlo"/>
    </style:style>
    <style:style style:name="T13" style:family="text">
      <style:text-properties fo:color="#a94442" style:font-name="Menlo" fo:font-size="15.75pt" fo:background-color="#f2dede"/>
    </style:style>
    <style:style style:name="T14" style:family="text">
      <style:text-properties fo:color="#a94442" style:font-name="Menlo" fo:font-size="15.75pt" fo:background-color="transparent"/>
    </style:style>
    <style:style style:name="T15" style:family="text">
      <style:text-properties fo:font-variant="normal" fo:text-transform="none" fo:color="#222222" style:font-name="system-ui" fo:font-size="15.75pt" fo:letter-spacing="normal" fo:font-style="normal" fo:font-weight="normal"/>
    </style:style>
    <style:style style:name="T16" style:family="text">
      <style:text-properties fo:font-variant="normal" fo:text-transform="none" fo:color="#0000cc" style:text-line-through-style="none" fo:letter-spacing="normal" style:text-underline-style="none" style:text-blinking="false"/>
    </style:style>
    <style:style style:name="T17" style:family="text">
      <style:text-properties fo:font-variant="normal" fo:text-transform="none" fo:color="#0000cc" style:font-name="system-ui" fo:font-size="15.75pt" fo:letter-spacing="normal" fo:font-style="normal" style:text-underline-style="solid" style:text-underline-width="auto" style:text-underline-color="font-color" fo:font-weight="normal"/>
    </style:style>
    <style:style style:name="T18" style:family="text">
      <style:text-properties fo:font-variant="normal" fo:text-transform="none" fo:color="#a94442" style:font-name="system-ui" fo:font-size="10.5pt" fo:letter-spacing="normal" fo:font-style="normal" fo:font-weight="normal"/>
    </style:style>
    <style:style style:name="T19" style:family="text">
      <style:text-properties fo:font-variant="normal" fo:text-transform="none" fo:color="#333333" style:font-name="Menlo" fo:font-size="15.75pt" fo:letter-spacing="normal" fo:font-style="normal" fo:font-weight="normal" fo:background-color="transparent"/>
    </style:style>
    <style:style style:name="T20" style:family="text">
      <style:text-properties fo:font-variant="normal" fo:text-transform="none" fo:color="#333333" fo:letter-spacing="normal" fo:background-color="transparent"/>
    </style:style>
    <style:style style:name="T21" style:family="text">
      <style:text-properties fo:color="#0000cc" style:text-underline-style="solid" style:text-underline-width="auto" style:text-underline-color="font-color"/>
    </style:style>
    <style:style style:name="T22" style:family="text">
      <style:text-properties fo:color="#0000cc" fo:font-size="15.75pt" style:text-underline-style="solid" style:text-underline-width="auto" style:text-underline-color="font-color"/>
    </style:style>
    <style:style style:name="T23" style:family="text">
      <style:text-properties fo:color="#0000cc" fo:font-size="15.75pt" style:text-underline-style="solid" style:text-underline-width="auto" style:text-underline-color="font-color" fo:background-color="#f2dede"/>
    </style:style>
    <style:style style:name="T24" style:family="text">
      <style:text-properties fo:font-style="italic"/>
    </style:style>
    <style:style style:name="T25" style:family="text">
      <style:text-properties fo:color="#333333" style:font-name="Menlo" fo:font-size="15.75pt" fo:background-color="transparent"/>
    </style:style>
    <style:style style:name="T26" style:family="text">
      <style:text-properties fo:color="#333333" fo:background-color="transparent"/>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8.5in" svg:height="0.0161in" draw:z-index="0">
        <draw:floating-frame xlink:href="https://googleads.g.doubleclick.net/pagead/ads?gdpr=0&amp;us_privacy=1---&amp;gpp_sid=-1&amp;client=ca-pub-4936639296773650&amp;output=html&amp;h=280&amp;slotname=7512016927&amp;adk=1741374776&amp;adf=2214034440&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1&amp;bpp=1&amp;bdt=85&amp;idt=72&amp;shv=r20250812&amp;mjsv=m202508070101&amp;ptt=9&amp;saldr=aa&amp;abxe=1&amp;cookie_enabled=1&amp;eo_id_str=ID%3Dc17eea526e6eb4ff%3AT%3D1755092106%3ART%3D1755114390%3AS%3DAA-Afjay9Te9DA5zLW7V7_w3Z42u&amp;prev_fmts=0x0%2C306x250%2C966x280%2C966x280&amp;nras=1&amp;correlator=6754978915102&amp;frm=20&amp;pv=1&amp;u_tz=-420&amp;u_his=7&amp;u_h=1080&amp;u_w=1920&amp;u_ah=1080&amp;u_aw=1920&amp;u_cd=24&amp;u_sd=1&amp;dmc=8&amp;adx=635&amp;ady=5625&amp;biw=1905&amp;bih=991&amp;scr_x=0&amp;scr_y=1691&amp;eid=31093899%2C31093926%2C31093928%2C31093933%2C31093974%2C31093983%2C95362656%2C95367636%2C95368519%2C95359266&amp;oid=2&amp;pvsid=2074356972105652&amp;tmod=917265851&amp;uas=3&amp;nvt=1&amp;ref=https%3A%2F%2Ftutorial.techaltum.com%2FHtmlBasics.html&amp;fc=1920&amp;brdim=0%2C0%2C0%2C0%2C1920%2C0%2C1920%2C1080%2C1920%2C991&amp;vis=1&amp;rsz=%7C%7CeEbr%7C&amp;abl=CS&amp;pfx=0&amp;fu=128&amp;bc=31&amp;bz=1&amp;td=1&amp;tdf=2&amp;psd=W251bGwsbnVsbCxudWxsLDNd&amp;nt=1&amp;ifi=5&amp;uci=a!5&amp;btvi=4&amp;fsb=1&amp;dtd=6813" xlink:type="simple" xlink:show="embed" xlink:actuate="onLoad" draw:frame-name="aswift_4"/>
      </draw:frame>
      <draw:frame draw:style-name="fr1" draw:name="Object2" text:anchor-type="page" text:anchor-page-number="1" svg:x="0in" svg:y="0in" svg:width="8.5in" svg:height="0.0161in" draw:z-index="1">
        <draw:floating-frame xlink:href="https://googleads.g.doubleclick.net/pagead/ads?gdpr=0&amp;us_privacy=1---&amp;gpp_sid=-1&amp;client=ca-pub-4936639296773650&amp;output=html&amp;h=280&amp;slotname=7512016927&amp;adk=1741374776&amp;adf=193710346&amp;pi=t.ma~as.7512016927&amp;w=966&amp;abgtt=6&amp;fwrn=4&amp;fwrnh=100&amp;lmt=1752749618&amp;rafmt=1&amp;format=966x280&amp;url=https%3A%2F%2Ftutorial.techaltum.com%2Fattribute.html&amp;fwr=0&amp;rpe=1&amp;resp_fmts=3&amp;wgl=1&amp;uach=WyJXaW5kb3dzIiwiMTkuMC4wIiwieDg2IiwiIiwiMTM4LjAuNzIwNC4xODUiLG51bGwsMCxudWxsLCI2NCIsW1siTm90KUE7QnJhbmQiLCI4LjAuMC4wIl0sWyJDaHJvbWl1bSIsIjEzOC4wLjcyMDQuMTg1Il0sWyJHb29nbGUgQ2hyb21lIiwiMTM4LjAuNzIwNC4xODUiXV0sMF0.&amp;dt=1755114424102&amp;bpp=1&amp;bdt=86&amp;idt=75&amp;shv=r20250812&amp;mjsv=m202508070101&amp;ptt=9&amp;saldr=aa&amp;abxe=1&amp;cookie_enabled=1&amp;eo_id_str=ID%3Dc17eea526e6eb4ff%3AT%3D1755092106%3ART%3D1755114390%3AS%3DAA-Afjay9Te9DA5zLW7V7_w3Z42u&amp;prev_fmts=0x0%2C306x250%2C966x280%2C966x280%2C966x280&amp;nras=1&amp;correlator=6754978915102&amp;frm=20&amp;pv=1&amp;u_tz=-420&amp;u_his=7&amp;u_h=1080&amp;u_w=1920&amp;u_ah=1080&amp;u_aw=1920&amp;u_cd=24&amp;u_sd=1&amp;dmc=8&amp;adx=635&amp;ady=7050&amp;biw=1905&amp;bih=991&amp;scr_x=0&amp;scr_y=3146&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6&amp;uci=a!6&amp;btvi=5&amp;fsb=1&amp;dtd=8934" xlink:type="simple" xlink:show="embed" xlink:actuate="onLoad" draw:frame-name="aswift_5"/>
      </draw:frame>
      <draw:frame draw:style-name="fr1" draw:name="Object3" text:anchor-type="page" text:anchor-page-number="1" svg:x="0in" svg:y="0in" svg:width="8.5in" svg:height="0.0161in" draw:z-index="2">
        <draw:floating-frame xlink:href="https://googleads.g.doubleclick.net/pagead/ads?gdpr=0&amp;us_privacy=1---&amp;gpp_sid=-1&amp;client=ca-pub-4936639296773650&amp;output=html&amp;h=280&amp;slotname=7512016927&amp;adk=1741374776&amp;adf=3471169651&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3&amp;bpp=1&amp;bdt=87&amp;idt=75&amp;shv=r20250812&amp;mjsv=m202508070101&amp;ptt=9&amp;saldr=aa&amp;abxe=1&amp;cookie_enabled=1&amp;eo_id_str=ID%3Dc17eea526e6eb4ff%3AT%3D1755092106%3ART%3D1755114390%3AS%3DAA-Afjay9Te9DA5zLW7V7_w3Z42u&amp;prev_fmts=0x0%2C306x250%2C966x280%2C966x280%2C966x280%2C966x280&amp;nras=1&amp;correlator=6754978915102&amp;frm=20&amp;pv=1&amp;u_tz=-420&amp;u_his=7&amp;u_h=1080&amp;u_w=1920&amp;u_ah=1080&amp;u_aw=1920&amp;u_cd=24&amp;u_sd=1&amp;dmc=8&amp;adx=635&amp;ady=8783&amp;biw=1905&amp;bih=991&amp;scr_x=0&amp;scr_y=4888&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7&amp;uci=a!7&amp;btvi=6&amp;fsb=1&amp;dtd=10577" xlink:type="simple" xlink:show="embed" xlink:actuate="onLoad" draw:frame-name="aswift_6"/>
      </draw:frame>
      <text:p text:style-name="Standard"><text:bookmark text:name="html-headings"/>Heading Elements h1 - h6</text:p>
      <text:p text:style-name="Standard">HTML includes six heading elements. These headings are &lt;h1&gt;, &lt;h2&gt;, &lt;h3&gt;, &lt;h4&gt;, &lt;h5&gt;, and &lt;h6&gt;.</text:p>
      <text:p text:style-name="Standard">Heading elements are used to write headings on a webpage, whereas the &lt;p&gt; tag is for plain text. All headings are bold and block-level elements.</text:p>
      <text:p text:style-name="Standard">The font size of headings gradually decreases from &lt;h1&gt; to &lt;h6&gt;. By default, &lt;h1&gt; is the largest (2em), &lt;h2&gt; is 1.5em, &lt;h3&gt; is 1.17em, &lt;h4&gt; is the same as a paragraph (1em), and &lt;h5&gt; (0.83em) and &lt;h6&gt; (0.67em) are smaller.</text:p>
      <text:list xml:id="list1554299806982489294" text:style-name="L4">
        <text:list-item>
          <text:p text:style-name="P4"> HTML Headings</text:p>
        </text:list-item>
        <text:list-item>
          <text:p text:style-name="P4"> H1 Tag</text:p>
        </text:list-item>
        <text:list-item>
          <text:p text:style-name="P4"> H2 Tag</text:p>
        </text:list-item>
        <text:list-item>
          <text:p text:style-name="P4"> How to use heading in html</text:p>
        </text:list-item>
      </text:list>
      <text:p text:style-name="Standard">Headings in Html</text:p>
      <text:list xml:id="list5452135604542262158" text:style-name="L5">
        <text:list-item>
          <text:p text:style-name="P5">Heading 1 ( &lt;h1&gt;)</text:p>
        </text:list-item>
        <text:list-item>
          <text:p text:style-name="P5">Heading 2 ( &lt;h2&gt;)</text:p>
        </text:list-item>
        <text:list-item>
          <text:p text:style-name="P5">Heading 3 ( &lt;h3&gt;)</text:p>
        </text:list-item>
        <text:list-item>
          <text:p text:style-name="P5">Heading 4 ( &lt;h4&gt;)</text:p>
        </text:list-item>
        <text:list-item>
          <text:p text:style-name="P5">Heading 5 ( &lt;h5&gt;)</text:p>
        </text:list-item>
        <text:list-item>
          <text:p text:style-name="P5">Heading 6 ( &lt;h6&gt;)</text:p>
        </text:list-item>
      </text:list>
      <text:section text:style-name="Sect1" text:name="aswift_2_host">
        <text:p text:style-name="Standard"/>
      </text:section>
      <text:p text:style-name="Standard"/>
      <text:p text:style-name="Standard"><text:bookmark text:name="heading-code"/>Headings Example with code</text:p>
      <text:p text:style-name="Standard">How to write headings in HTML from h1 to h6, with a code example.</text:p>
      <text:p text:style-name="Standard">Heading 1</text:p>
      <text:p text:style-name="Standard">Heading 2</text:p>
      <text:p text:style-name="Standard">Heading 3</text:p>
      <text:p text:style-name="Standard">Heading 4</text:p>
      <text:p text:style-name="Standard">Heading 5</text:p>
      <text:p text:style-name="Standard">Heading 6</text:p>
      <text:p text:style-name="Standard"/>
      <text:p text:style-name="Standard">&lt;h1&gt; Heading 1 &lt;/h1&gt;</text:p>
      <text:p text:style-name="Standard"/>
      <text:p text:style-name="Standard">&lt;h2&gt; Heading 2 &lt;/h2&gt;</text:p>
      <text:p text:style-name="Standard"/>
      <text:p text:style-name="Standard">&lt;h3&gt; Heading 3 &lt;/h3&gt;</text:p>
      <text:p text:style-name="Standard"/>
      <text:p text:style-name="Standard">&lt;h4&gt; Heading 4 &lt;/h4&gt;</text:p>
      <text:p text:style-name="Standard"/>
      <text:p text:style-name="Standard">&lt;h5&gt; Heading 5 &lt;/h5&gt;</text:p>
      <text:p text:style-name="Standard"/>
      <text:p text:style-name="Standard">&lt;h6&gt; Heading 6 &lt;/h6&gt; </text:p>
      <text:p text:style-name="Standard"/>
      <text:p text:style-name="Standard"><text:s text:c="16"/></text:p>
      <text:section text:style-name="Sect1" text:name="aswift_3_host">
        <text:p text:style-name="Standard"/>
      </text:section>
      <text:p text:style-name="Standard"/>
      <text:p text:style-name="Standard"><text:bookmark text:name="h1"/>HTML h1 tag &lt;h1&gt;</text:p>
      <text:p text:style-name="Standard">The H1 tag or &lt;h1&gt; is the main heading or level-one heading of a webpage. Search engines like Google, Yahoo, and Bing give maximum priority to the h1 element. As per SEO best practices, the h1 tag should be used only once per webpage. The default font size of an h1 element is 2em, and it's <text:soft-page-break/>bold.</text:p>
      <text:p text:style-name="Standard">Heading 1</text:p>
      <text:p text:style-name="Standard"/>
      <text:p text:style-name="Standard">&lt;h1&gt; Heading 1 &lt;/h1&gt;</text:p>
      <text:p text:style-name="Standard"><text:s text:c="16"/></text:p>
      <text:p text:style-name="Standard">Rules for h1 Tag</text:p>
      <text:list xml:id="list2278354992822873793" text:style-name="L6">
        <text:list-item>
          <text:p text:style-name="P6">Use proper headings. Do not use headings just to make text bold or large.</text:p>
        </text:list-item>
        <text:list-item>
          <text:p text:style-name="P6">Always start with &lt;h1&gt;, followed by &lt;h2&gt;, and so on, maintaining a logical hierarchy.</text:p>
        </text:list-item>
        <text:list-item>
          <text:p text:style-name="P6">Do not repeat the &lt;h1&gt; tag on the same page.</text:p>
        </text:list-item>
      </text:list>
      <text:p text:style-name="Standard"/>
      <text:p text:style-name="Standard"><text:bookmark text:name="h2"/>HTML h2 tag &lt;h2&gt;</text:p>
      <text:p text:style-name="Standard">H2 tag or &lt;h2&gt; is the sub heading of h1 element. It is recommended to use headings in proper sequence for better search results and to avoid confusion.</text:p>
      <text:p text:style-name="Standard">Heading 2</text:p>
      <text:p text:style-name="Standard"/>
      <text:p text:style-name="Standard">&lt;h2&gt; Heading 2 &lt;/h2&gt;</text:p>
      <text:p text:style-name="Standard">Correct Way to use h2</text:p>
      <text:p text:style-name="Standard">The &lt;h2&gt; tag is always used after an &lt;h1&gt;. The number of &lt;h2&gt; tags on a webpage can vary.</text:p>
      <text:p text:style-name="Standard">Heading 1</text:p>
      <text:p text:style-name="Standard">Heading 2</text:p>
      <text:p text:style-name="Standard"/>
      <text:p text:style-name="Standard"><text:s text:c="2"/>&lt;h1&gt; Heading 1 &lt;/h1&gt;</text:p>
      <text:p text:style-name="Standard"><text:s text:c="2"/>&lt;h2&gt; Heading 2 &lt;/h2&gt;</text:p>
      <text:p text:style-name="Standard"><text:s text:c="2"/></text:p>
      <text:section text:style-name="Sect1" text:name="aswift_4_host">
        <text:p text:style-name="Standard"/>
      </text:section>
      <text:p text:style-name="Standard"/>
      <text:p text:style-name="Standard"><text:bookmark text:name="headings-example"/>HTML Headings Example</text:p>
      <text:p text:style-name="Standard">In the example below, we are building a webpage with title and h1 Frontend. In the body, we will start with h1 tag first, and then other headings.</text:p>
      <text:p text:style-name="Standard"/>
      <text:p text:style-name="Standard">&lt;!doctype html&gt;</text:p>
      <text:p text:style-name="Standard">&lt;html lang="en"&gt;</text:p>
      <text:p text:style-name="Standard">&lt;head&gt;</text:p>
      <text:p text:style-name="Standard">&lt;meta charset="UTF-8"&gt;</text:p>
      <text:p text:style-name="Standard">&lt;title&gt;Frontend&lt;/title&gt;</text:p>
      <text:p text:style-name="Standard">&lt;/head&gt;</text:p>
      <text:p text:style-name="Standard">&lt;body&gt;</text:p>
      <text:p text:style-name="Standard"><text:s text:c="4"/>&lt;h1&gt;Frontend&lt;/h1&gt; <text:s text:c="2"/></text:p>
      <text:p text:style-name="Standard"><text:s text:c="4"/>&lt;p&gt;Description for Frontend Web Development&lt;/p&gt;</text:p>
      <text:p text:style-name="Standard"><text:s text:c="8"/></text:p>
      <text:p text:style-name="Standard"><text:s text:c="8"/>&lt;h2&gt;HTML&lt;/h2&gt;</text:p>
      <text:p text:style-name="Standard"><text:s text:c="8"/>&lt;p&gt;Description for HTML&lt;/p&gt;</text:p>
      <text:p text:style-name="Standard"><text:s text:c="16"/></text:p>
      <text:p text:style-name="Standard"><text:s text:c="12"/>&lt;h3&gt;HTML 4&lt;/h3&gt;</text:p>
      <text:p text:style-name="Standard"><text:s text:c="12"/>&lt;p&gt;Description for HTML4&lt;/p&gt;</text:p>
      <text:p text:style-name="Standard"><text:s text:c="24"/></text:p>
      <text:p text:style-name="Standard"><text:s text:c="12"/>&lt;h3&gt;HTML 5&lt;/h3&gt;</text:p>
      <text:p text:style-name="Standard"><text:s text:c="12"/>&lt;p&gt;Description for HTML5&lt;/p&gt;</text:p>
      <text:p text:style-name="Standard"><text:s text:c="24"/></text:p>
      <text:p text:style-name="Standard"><text:soft-page-break/><text:s text:c="8"/>&lt;h2&gt;CSS&lt;/h2&gt;</text:p>
      <text:p text:style-name="Standard"><text:s text:c="8"/>&lt;p&gt;Description for CSS&lt;/p&gt;</text:p>
      <text:p text:style-name="Standard"><text:s text:c="16"/></text:p>
      <text:p text:style-name="Standard"><text:s text:c="12"/>&lt;h3&gt;CSS 2&lt;/h3&gt;</text:p>
      <text:p text:style-name="Standard"><text:s text:c="12"/>&lt;p&gt;Description for css2&lt;/p&gt;</text:p>
      <text:p text:style-name="Standard"><text:s text:c="24"/></text:p>
      <text:p text:style-name="Standard"><text:s text:c="12"/>&lt;h3&gt;CSS 3&lt;/h3&gt;</text:p>
      <text:p text:style-name="Standard"><text:s text:c="12"/>&lt;p&gt;Description for css3&lt;/p&gt;</text:p>
      <text:p text:style-name="Standard"><text:s text:c="24"/></text:p>
      <text:p text:style-name="Standard"><text:s text:c="8"/>&lt;h2&gt;Javascript&lt;/h2&gt;</text:p>
      <text:p text:style-name="Standard"><text:s text:c="8"/>&lt;p&gt;Description for JavaScript&lt;/p&gt;</text:p>
      <text:p text:style-name="Standard"><text:s text:c="16"/></text:p>
      <text:p text:style-name="Standard"><text:s text:c="12"/>&lt;h3&gt;Javascript&lt;/h3&gt;</text:p>
      <text:p text:style-name="Standard"><text:s text:c="12"/>&lt;p&gt;Description for Javascript&lt;/p&gt;</text:p>
      <text:p text:style-name="Standard"><text:s text:c="24"/></text:p>
      <text:p text:style-name="Standard"><text:s text:c="12"/>&lt;h3&gt;JS ES6&lt;/h3&gt;</text:p>
      <text:p text:style-name="Standard"><text:s text:c="12"/>&lt;p&gt;Description for JS ES6 and above&lt;/p&gt;</text:p>
      <text:p text:style-name="Standard">&lt;/body&gt;</text:p>
      <text:p text:style-name="Standard">&lt;/html&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2:47:38.94</meta:creation-date>
    <dc:date>2025-08-13T12:52:33.40</dc:date>
    <dc:creator>Joseph Malone</dc:creator>
    <meta:editing-duration>PT1M11S</meta:editing-duration>
    <meta:editing-cycles>1</meta:editing-cycles>
    <meta:generator>OpenOffice/4.1.15$Win32 OpenOffice.org_project/4115m2$Build-9813</meta:generator>
    <meta:document-statistic meta:table-count="0" meta:image-count="0" meta:object-count="3" meta:page-count="3" meta:paragraph-count="90" meta:word-count="467" meta:character-count="3029"/>
  </office:meta>
</office:document-meta>
</file>